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BMPlexSans" svg:font-family="IBMPlexSans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inherit" svg:font-family="inherit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Times new roman" fo:font-size="14pt" fo:letter-spacing="normal" fo:font-style="normal" fo:font-weight="bold" style:font-size-asian="14pt" style:font-size-complex="14pt"/>
    </style:style>
    <style:style style:name="P2" style:family="paragraph" style:parent-style-name="Text_20_body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4" style:family="paragraph" style:parent-style-name="Text_20_body">
      <style:paragraph-properties fo:margin-left="0.4772in" fo:margin-right="0.3937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838cb" officeooo:paragraph-rsid="001838cb" style:font-size-asian="14pt" style:font-size-complex="14pt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normal" officeooo:rsid="00187073" officeooo:paragraph-rsid="00187073" style:font-size-asian="14pt" style:font-size-complex="14pt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Times new roman" fo:font-size="14pt" fo:letter-spacing="normal" fo:font-style="normal" fo:font-weight="bold" officeooo:paragraph-rsid="001838cb" style:font-size-asian="14pt" style:font-size-complex="14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T1" style:family="text">
      <style:text-properties fo:font-size="10.5pt"/>
    </style:style>
    <style:style style:name="T2" style:family="text">
      <style:text-properties fo:font-size="10.5pt" style:text-underline-style="solid" style:text-underline-width="auto" style:text-underline-color="font-color" loext:padding="0in" loext:border="none"/>
    </style:style>
    <style:style style:name="T3" style:family="text">
      <style:text-properties fo:color="#d7dadc" loext:opacity="100%" style:font-name="Noto Sans" fo:font-size="10.5pt"/>
    </style:style>
    <style:style style:name="T4" style:family="text">
      <style:text-properties fo:color="#d7dadc" loext:opacity="100%" style:font-name="Noto Sans" fo:font-size="10.5pt" style:text-underline-style="solid" style:text-underline-width="auto" style:text-underline-color="font-color" loext:padding="0in" loext:border="none"/>
    </style:style>
    <style:style style:name="T5" style:family="text">
      <style:text-properties fo:color="#d7dadc" loext:opacity="100%" fo:font-size="10.5pt"/>
    </style:style>
    <style:style style:name="T6" style:family="text">
      <style:text-properties fo:color="#d7dadc" loext:opacity="100%" fo:font-size="10.5pt" style:text-underline-style="solid" style:text-underline-width="auto" style:text-underline-color="font-color" loext:padding="0in" loext:border="none"/>
    </style:style>
    <style:style style:name="T7" style:family="text">
      <style:text-properties fo:font-variant="normal" fo:text-transform="none" fo:color="#d7dadc" loext:opacity="100%" style:font-name="Noto Sans" fo:font-size="10.5pt" fo:letter-spacing="normal" fo:font-style="normal" fo:font-weight="normal"/>
    </style:style>
    <style:style style:name="T8" style:family="text">
      <style:text-properties fo:font-variant="normal" fo:text-transform="none" fo:color="#d7dadc" loext:opacity="100%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9" style:family="text">
      <style:text-properties fo:font-variant="normal" fo:text-transform="none" fo:color="#d7dadc" loext:opacity="100%" style:font-name="inherit" fo:font-size="10.5pt" fo:letter-spacing="normal" fo:font-style="italic" fo:font-weight="normal" loext:padding="0in" loext:border="none"/>
    </style:style>
    <style:style style:name="T10" style:family="text">
      <style:text-properties fo:font-variant="normal" fo:text-transform="none" fo:color="#d7dadc" loext:opacity="100%" fo:font-size="10.5pt" fo:letter-spacing="normal" fo:font-style="normal" fo:font-weight="normal"/>
    </style:style>
    <style:style style:name="T11" style:family="text">
      <style:text-properties fo:font-variant="normal" fo:text-transform="none" fo:color="#d7dadc" loext:opacity="100%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2" style:family="text">
      <style:text-properties fo:font-variant="normal" fo:text-transform="none" fo:color="#d7dadc" loext:opacity="100%" fo:font-size="10.5pt" fo:letter-spacing="normal" fo:font-style="italic" fo:font-weight="normal" loext:padding="0in" loext:border="none"/>
    </style:style>
    <style:style style:name="T13" style:family="text">
      <style:text-properties fo:font-variant="normal" fo:text-transform="none" fo:color="#d7dadc" loext:opacity="100%" style:font-name="Times new roman" fo:font-size="10.5pt" fo:letter-spacing="normal" fo:font-style="normal" fo:font-weight="normal"/>
    </style:style>
    <style:style style:name="T14" style:family="text">
      <style:text-properties fo:font-variant="normal" fo:text-transform="none" fo:color="#d7dadc" loext:opacity="100%" style:font-name="Times new roman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5" style:family="text">
      <style:text-properties fo:font-variant="normal" fo:text-transform="none" fo:color="#d7dadc" loext:opacity="100%" style:font-name="Times new roman" fo:font-size="10.5pt" fo:letter-spacing="normal" fo:font-style="italic" fo:font-weight="normal" loext:padding="0in" loext:border="none"/>
    </style:style>
    <style:style style:name="T16" style:family="text">
      <style:text-properties fo:font-variant="normal" fo:text-transform="none" style:font-name="Times new roman" fo:font-size="10.5pt" fo:letter-spacing="normal" fo:font-style="normal" fo:font-weight="normal"/>
    </style:style>
    <style:style style:name="T17" style:family="text">
      <style:text-properties fo:font-variant="normal" fo:text-transform="none" style:font-name="Times new roman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18" style:family="text">
      <style:text-properties fo:font-variant="normal" fo:text-transform="none" style:font-name="Times new roman" fo:font-size="10.5pt" fo:letter-spacing="normal" fo:font-style="italic" fo:font-weight="normal" loext:padding="0in" loext:border="none"/>
    </style:style>
    <style:style style:name="T19" style:family="text">
      <style:text-properties fo:font-variant="normal" fo:text-transform="none" fo:color="#000000" loext:opacity="100%" style:font-name="Times new roman" fo:font-size="10.5pt" fo:letter-spacing="normal" fo:font-style="normal" fo:font-weight="normal"/>
    </style:style>
    <style:style style:name="T20" style:family="text">
      <style:text-properties fo:font-variant="normal" fo:text-transform="none" fo:color="#000000" loext:opacity="100%" style:font-name="Times new roman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1" style:family="text">
      <style:text-properties fo:font-variant="normal" fo:text-transform="none" fo:color="#000000" loext:opacity="100%" style:font-name="Times new roman" fo:font-size="10.5pt" fo:letter-spacing="normal" fo:font-style="italic" fo:font-weight="normal" loext:padding="0in" loext:border="none"/>
    </style:style>
    <style:style style:name="T22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Times new roman" fo:letter-spacing="normal" fo:font-style="normal" style:text-underline-style="solid" style:text-underline-width="auto" style:text-underline-color="font-color" fo:font-weight="normal" loext:padding="0in" loext:border="none"/>
    </style:style>
    <style:style style:name="T24" style:family="text">
      <style:text-properties fo:font-variant="normal" fo:text-transform="none" fo:color="#000000" loext:opacity="100%" style:font-name="Times new roman" fo:letter-spacing="normal" fo:font-style="italic" fo:font-weight="normal" loext:padding="0in" loext:border="none"/>
    </style:style>
    <style:style style:name="T2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size-complex="14pt"/>
    </style:style>
    <style:style style:name="T26" style:family="text">
      <style:text-properties fo:font-variant="normal" fo:text-transform="none" fo:color="#000000" loext:opacity="100%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ize-complex="14pt" loext:padding="0in" loext:border="none"/>
    </style:style>
    <style:style style:name="T27" style:family="text">
      <style:text-properties fo:font-variant="normal" fo:text-transform="none" fo:color="#000000" loext:opacity="100%" style:font-name="Times new roman" fo:font-size="14pt" fo:letter-spacing="normal" fo:font-style="italic" fo:font-weight="normal" style:font-size-asian="14pt" style:font-size-complex="14pt" loext:padding="0in" loext:border="none"/>
    </style:style>
    <style:style style:name="T28" style:family="text">
      <style:text-properties officeooo:rsid="00187073"/>
    </style:style>
    <style:style style:name="T29" style:family="text">
      <style:text-properties style:text-underline-style="solid" style:text-underline-width="auto" style:text-underline-color="font-color" loext:padding="0in" loext:border="none"/>
    </style:style>
    <style:style style:name="T30" style:family="text">
      <style:text-properties officeooo:rsid="001fe76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08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083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Kind of Spring projects should i do to get the recruter's attentions &amp; proves my efficiency ?</text:p>
      <text:p text:style-name="P1"/>
      <text:p text:style-name="P2">I m cu<text:span text:style-name="T30">r</text:span>rently learning spring boot, and I m seeking an entry level position as a java developer. I have some java projects and now i building a rest api project that shows the following points:</text:p>
      <text:p text:style-name="P3">*Basic knowledge in Spring Boot</text:p>
      <text:p text:style-name="P3">*Spring Data JPA</text:p>
      <text:p text:style-name="P3">*Handling different types of exceptions</text:p>
      <text:p text:style-name="P3">*Sending mails using smtp</text:p>
      <text:p text:style-name="P3">*Securing the endpoints</text:p>
      <text:p text:style-name="P3">*Testing</text:p>
      <text:p text:style-name="P3">I gonna use swagger after finishing the project and I will learn some docker stuffs.</text:p>
      <text:p text:style-name="P3">Is that enough to land a Spring Entry Level position ?</text:p>
      <text:p text:style-name="P3">If there is more kind of projects that I should do to improve my competence plz guide me and gimme a hand.</text:p>
      <text:p text:style-name="P3"/>
      <text:p text:style-name="P7">Ans <text:span text:style-name="T28">1</text:span>:</text:p>
      <text:p text:style-name="P7">I guess things will vary from company to company.</text:p>
      <text:p text:style-name="P3">Anyway, for what it's worth, yes. It would be great. I would be very happy to hire a junior developer with knowledge in these areas.</text:p>
      <text:p text:style-name="P3">Bonus points if he's able to answer or talk a bit about some 'advanced' questions on these subjects:</text:p>
      <text:p text:style-name="P4">Spring Data JPA</text:p>
      <text:list xml:id="list903714955" text:style-name="L1">
        <text:list-item>
          <text:p text:style-name="P5">Eager vs Lazy initialization</text:p>
        </text:list-item>
        <text:list-item>
          <text:p text:style-name="P5">N+1 query problem, and how to avoid it</text:p>
        </text:list-item>
        <text:list-item>
          <text:p text:style-name="P5">Criteria API</text:p>
        </text:list-item>
      </text:list>
      <text:p text:style-name="P10"><text:span text:style-name="T25">(Recommended book to learn about these stuff:</text:span><text:span text:style-name="Emphasis"><text:span text:style-name="T27">'Java persistence with hibernate'</text:span></text:span><text:span text:style-name="T25">)</text:span></text:p>
      <text:p text:style-name="P4">Testing</text:p>
      <text:p text:style-name="P3">Slicing the application vertically, to individually test layers:</text:p>
      <text:list xml:id="list2549023973" text:style-name="L2">
        <text:list-item>
          <text:p text:style-name="P6">Unit Tests</text:p>
        </text:list-item>
        <text:list-item>
          <text:p text:style-name="P6">DataJpaTest</text:p>
        </text:list-item>
        <text:list-item>
          <text:p text:style-name="P6">WebMvcTest</text:p>
        </text:list-item>
        <text:list-item>
          <text:p text:style-name="P6">SpringBootTest</text:p>
        </text:list-item>
      </text:list>
      <text:p text:style-name="P10"><text:span text:style-name="T25">(Recommended site to read about these stuff:</text:span><text:span text:style-name="Emphasis"><text:span text:style-name="T27">reflectoring.io/spring-boot-data-jpa-test</text:span></text:span><text:span text:style-name="T25">)</text:span></text:p>
      <text:p text:style-name="P4">Securing the endpoints</text:p>
      <text:p text:style-name="P3">Https, JWT, roles and authorities. How the Spring security pieces are glued together.</text:p>
      <text:p text:style-name="P10"><text:span text:style-name="T25">(Recommended resources:</text:span><text:span text:style-name="Emphasis"><text:span text:style-name="T27">Laurentiu Spilca </text:span></text:span><text:span text:style-name="T25">YouTube channel )</text:span></text:p>
      <text:p text:style-name="P3"><text:soft-page-break/>To be honest, if you happen to learn/know these stuff, you could probably aspire to even something more than a junior role. (Or at least, even if you'll be hired as a junior, you should be able to progress pretty fast)</text:p>
      <text:p text:style-name="P3">Edit: Other things you might want to try out: Messaging Solutions (Kafka and similiars), containers (docker and similiars), Swagger (Spring open Api), correlations-id (sleuth or similiars), caching (redis).</text:p>
      <text:p text:style-name="P10"><text:span text:style-name="T25">Resources to learn/overview these stuff:</text:span><text:span text:style-name="Emphasis"><text:span text:style-name="T27">Spring Microservices in action </text:span></text:span><text:span text:style-name="T25">it's a Manning book.</text:span></text:p>
      <text:p text:style-name="P10"><text:span text:style-name="T25">Edit 2: If you're good on the technical side, you could even think about improving on the 'architectural' side. I found the 'red' books of the </text:span><text:span text:style-name="Emphasis"><text:span text:style-name="T27">'Addyson-wesley Signature Series (fowler)' </text:span></text:span><text:span text:style-name="T25">to be of great value!</text:span></text:p>
      <text:p text:style-name="P10"><text:span text:style-name="T25">But once again, I just want to point out that </text:span><text:span text:style-name="Emphasis"><text:span text:style-name="T27">these are extras </text:span></text:span><text:span text:style-name="T25">and I wouldn't expect a junior to know all of that stuff.</text:span></text:p>
      <text:p text:style-name="P3">Are just ideas of things often used that could give you a lead.</text:p>
      <text:p text:style-name="P3">Keep up the good work .</text:p>
      <text:p text:style-name="P3"/>
      <text:p text:style-name="P8">Ans 2:</text:p>
      <text:p text:style-name="P8">I would suggest to find a open source project and open pr for some issues, best way to learn and have code review experience. Example <text:a xlink:type="simple" xlink:href="https://github.com/codecentric/spring-boot-admin/labels/ideal-for-contribution" office:target-frame-name="_blank" xlink:show="new" text:style-name="Internet_20_link" text:visited-style-name="Visited_20_Internet_20_Link"><text:span text:style-name="T29">https://github.com/codecentric/spring-boot-admin/labels/ideal-for-contribution</text:span></text:a></text:p>
      <text:p text:style-name="P10"><text:span text:style-name="T25">and try to answer </text:span><text:a xlink:type="simple" xlink:href="https://stackoverflow.com/questions/tagged/spring-boot?tab=Unanswered" text:style-name="Internet_20_link" text:visited-style-name="Visited_20_Internet_20_Link">https://stackoverflow.com/questions/tagged/spring-boot?tab=Unanswered</text:a><text:span text:style-name="T26"> </text:span><text:span text:style-name="T25">which will make you see what other devs are doing.</text:span></text:p>
      <text:p text:style-name="P10"><text:span text:style-name="T25"/></text:p>
      <text:p text:style-name="P10"><text:span text:style-name="T25"/></text:p>
      <text:p text:style-name="P8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BMPlexSans" svg:font-family="IBMPlexSans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" svg:font-family="'Noto Sans', Arial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1T21:23:49.695991403</meta:creation-date>
    <dc:date>2022-11-01T21:53:37.455051768</dc:date>
    <meta:editing-duration>PT9M21S</meta:editing-duration>
    <meta:editing-cycles>9</meta:editing-cycles>
    <meta:generator>LibreOffice/7.3.6.2$Linux_X86_64 LibreOffice_project/30$Build-2</meta:generator>
    <meta:document-statistic meta:table-count="0" meta:image-count="0" meta:object-count="0" meta:page-count="2" meta:paragraph-count="40" meta:word-count="457" meta:character-count="2793" meta:non-whitespace-character-count="2383"/>
  </office:meta>
</office:document-meta>
</file>